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3" style:family="paragraph" style:parent-style-name="Standard">
      <style:text-properties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text-properties fo:font-size="12pt" style:text-underline-style="none" fo:font-weight="normal" style:font-size-asian="12pt" style:font-weight-asian="normal" style:font-size-complex="12pt" style:font-weight-complex="normal"/>
    </style:style>
    <style:style style:name="P8"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text-properties fo:font-style="italic" style:font-style-asian="italic" style:font-style-complex="italic"/>
    </style:style>
    <style:style style:name="P10"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11" style:family="paragraph" style:parent-style-name="Standard" style:list-style-name="L1"/>
    <style:style style:name="P12" style:family="paragraph" style:parent-style-name="Standard" style:list-style-name="L1">
      <style:text-properties fo:font-style="italic" style:font-style-asian="italic" style:font-style-complex="italic"/>
    </style:style>
    <style:style style:name="P13" style:family="paragraph" style:parent-style-name="Standard" style:list-style-name="L1">
      <style:text-properties fo:font-style="normal" style:font-style-asian="normal" style:font-style-complex="normal"/>
    </style:style>
    <style:style style:name="P14" style:family="paragraph" style:parent-style-name="Standard" style:list-style-name="L2">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5"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16" style:family="paragraph" style:parent-style-name="Standard" style:list-style-name="L2">
      <style:text-properties fo:font-size="12pt" fo:font-style="italic" fo:font-weight="normal" style:font-size-asian="12pt" style:font-style-asian="italic" style:font-weight-asian="normal" style:font-size-complex="12pt" style:font-style-complex="italic" style:font-weight-complex="normal"/>
    </style:style>
    <style:style style:name="P17" style:family="paragraph" style:parent-style-name="Standard" style:list-style-name="L3">
      <style:text-properties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Standard" style:list-style-name="L4">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list-style-name="L7">
      <style:text-properties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Standard">
      <style:text-properties fo:font-size="12pt" fo:font-weight="normal" style:font-size-asian="12pt" style:font-weight-asian="normal" style:font-size-complex="12pt" style:font-weight-complex="normal"/>
    </style:style>
    <style:style style:name="P21" style:family="paragraph" style:parent-style-name="Standard" style:list-style-name="L2">
      <style:text-properties fo:font-size="12pt" fo:font-weight="normal" style:font-size-asian="12pt" style:font-weight-asian="normal" style:font-size-complex="12pt" style:font-weight-complex="normal"/>
    </style:style>
    <style:style style:name="P22" style:family="paragraph" style:parent-style-name="Standard" style:list-style-name="L3">
      <style:text-properties fo:font-size="12pt" fo:font-weight="normal" style:font-size-asian="12pt" style:font-weight-asian="normal" style:font-size-complex="12pt" style:font-weight-complex="normal"/>
    </style:style>
    <style:style style:name="P23" style:family="paragraph" style:parent-style-name="Standard" style:list-style-name="L4">
      <style:text-properties fo:font-size="12pt" fo:font-weight="normal" style:font-size-asian="12pt" style:font-weight-asian="normal" style:font-size-complex="12pt" style:font-weight-complex="normal"/>
    </style:style>
    <style:style style:name="P24" style:family="paragraph" style:parent-style-name="Standard" style:list-style-name="L7">
      <style:text-properties fo:font-size="12pt" fo:font-weight="normal" style:font-size-asian="12pt" style:font-weight-asian="normal" style:font-size-complex="12pt" style:font-weight-complex="normal"/>
    </style:style>
    <style:style style:name="P25"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2">
      <style:text-propertie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3">
      <style:text-properties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29" style:family="paragraph" style:parent-style-name="Standard">
      <style:text-properties fo:font-size="12pt" fo:font-weight="bold" style:font-size-asian="12pt" style:font-weight-asian="bold" style:font-size-complex="12pt" style:font-weight-complex="bold"/>
    </style:style>
    <style:style style:name="P30" style:family="paragraph" style:parent-style-name="Standard">
      <style:text-properties fo:font-size="12pt" style:text-underline-style="none" fo:font-weight="normal" style:font-size-asian="12pt" style:font-weight-asian="normal" style:font-size-complex="12pt" style:font-weight-complex="normal"/>
    </style:style>
    <style:style style:name="P31" style:family="paragraph" style:parent-style-name="Standard" style:list-style-name="L8">
      <style:text-properties fo:font-size="12pt" style:text-underline-style="none" fo:font-weight="normal" style:font-size-asian="12pt" style:font-weight-asian="normal" style:font-size-complex="12pt" style:font-weight-complex="normal"/>
    </style:style>
    <style:style style:name="P32" style:family="paragraph" style:parent-style-name="Standard" style:list-style-name="L9">
      <style:text-properties fo:font-size="12pt" style:text-underline-style="none" fo:font-weight="normal" style:font-size-asian="12pt" style:font-weight-asian="normal" style:font-size-complex="12pt" style:font-weight-complex="normal"/>
    </style:style>
    <style:style style:name="P33" style:family="paragraph" style:parent-style-name="Standard" style:list-style-name="L10">
      <style:text-properties fo:font-size="12pt" style:text-underline-style="none" fo:font-weight="normal" style:font-size-asian="12pt" style:font-weight-asian="normal" style:font-size-complex="12pt" style:font-weight-complex="normal"/>
    </style:style>
    <style:style style:name="P34" style:family="paragraph" style:parent-style-name="Standard" style:list-style-name="L5"/>
    <style:style style:name="P35"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36" style:family="paragraph" style:parent-style-name="Standard">
      <style:text-properties fo:font-size="14pt" style:text-underline-style="none" fo:font-weight="normal" style:font-size-asian="14pt" style:font-weight-asian="normal" style:font-size-complex="14pt" style:font-weight-complex="normal"/>
    </style:style>
    <style:style style:name="P37" style:family="paragraph" style:parent-style-name="Standard" style:list-style-name="L11"/>
    <style:style style:name="P38" style:family="paragraph" style:parent-style-name="Standard" style:list-style-name="L5">
      <style:paragraph-properties fo:margin-top="0cm" fo:margin-bottom="0cm" style:text-autospace="none"/>
      <style:text-properties fo:font-style="normal" style:font-style-asian="normal" style:font-style-complex="normal"/>
    </style:style>
    <style:style style:name="P39" style:family="paragraph" style:parent-style-name="Standard" style:list-style-name="L5">
      <style:paragraph-properties fo:margin-top="0cm" fo:margin-bottom="0cm" style:text-autospace="none"/>
      <style:text-properties fo:font-style="italic" style:text-underline-style="none" style:font-style-asian="italic" style:font-style-complex="italic"/>
    </style:style>
    <style:style style:name="P40" style:family="paragraph" style:parent-style-name="Standard" style:list-style-name="L5">
      <style:paragraph-properties fo:margin-top="0cm" fo:margin-bottom="0cm" style:text-autospace="none"/>
      <style:text-properties fo:font-style="italic" style:font-style-asian="italic" style:font-style-complex="italic"/>
    </style:style>
    <style:style style:name="P41" style:family="paragraph" style:parent-style-name="Standard">
      <style:paragraph-properties fo:margin-top="0cm" fo:margin-bottom="0cm" style:text-autospace="none"/>
      <style:text-properties fo:font-size="13pt" style:text-underline-style="solid" style:text-underline-width="auto" style:text-underline-color="font-color" fo:font-weight="bold" style:font-size-asian="13pt" style:font-weight-asian="bold" style:font-size-complex="13pt" style:font-weight-complex="bold"/>
    </style:style>
    <style:style style:name="P42" style:family="paragraph" style:parent-style-name="Standard" style:list-style-name="L5">
      <style:paragraph-properties fo:margin-top="0cm" fo:margin-bottom="0cm" style:text-autospace="non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Default">
      <style:paragraph-properties fo:margin-left="0cm" fo:margin-right="0cm" fo:margin-top="0cm" fo:margin-bottom="0cm" fo:text-indent="0cm" style:auto-text-indent="false" style:text-autospace="none"/>
    </style:style>
    <style:style style:name="P44" style:family="paragraph" style:parent-style-name="Default" style:list-style-name="">
      <style:paragraph-properties fo:margin-left="0cm" fo:margin-right="0cm" fo:margin-top="0cm" fo:margin-bottom="0cm" fo:text-indent="0cm" style:auto-text-indent="false" style:text-autospace="none"/>
    </style:style>
    <style:style style:name="P45" style:family="paragraph" style:parent-style-name="Default" style:list-style-name="L6">
      <style:paragraph-properties fo:margin-top="0cm" fo:margin-bottom="0cm" style:text-autospace="none"/>
    </style:style>
    <style:style style:name="T1" style:family="text">
      <style:text-properties style:font-name="Times New Roman" fo:font-size="13pt" style:text-underline-style="solid" style:text-underline-width="auto" style:text-underline-color="font-color" fo:font-weight="bold" style:font-size-asian="13pt" style:font-weight-asian="bold" style:font-size-complex="13pt" style:font-weight-complex="bold"/>
    </style:style>
    <style:style style:name="T2" style:family="text">
      <style:text-properties style:font-name="Times New Roman" fo:font-size="12pt" style:text-underline-style="none" fo:font-weight="normal" style:font-size-asian="12pt" style:font-weight-asian="normal" style:font-size-complex="12pt" style:font-weight-complex="normal"/>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style:font-name="Times New Roman" fo:font-size="12pt" style:font-size-asian="12pt" style:font-size-complex="12pt"/>
    </style:style>
    <style:style style:name="T6"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1">Technische/technologische Vorarbeiten:</text:span></text:p>
      <text:p text:style-name="P43"><text:span text:style-name="T2"/></text:p>
      <text:p text:style-name="P43"><text:span text:style-name="T2">Verwendete Programme:</text:span></text:p>
      <text:p text:style-name="P43"><text:span text:style-name="T2"/></text:p>
      <text:list xml:id="list3048753172648044138" text:style-name="L6">
        <text:list-item>
          <text:list>
            <text:list-item>
              <text:p text:style-name="P45"><text:span text:style-name="T4">Visual Studio 2010</text:span></text:p>
            </text:list-item>
            <text:list-item>
              <text:p text:style-name="P45"><text:span text:style-name="T4">GitHub</text:span></text:p>
            </text:list-item>
            <text:list-item>
              <text:p text:style-name="P45"><text:span text:style-name="T4">TortoiseGit</text:span></text:p>
            </text:list-item>
            <text:list-item>
              <text:p text:style-name="P45"><text:span text:style-name="T4">Skype </text:span></text:p>
            </text:list-item>
            <text:list-item>
              <text:p text:style-name="P45"><text:span text:style-name="T4">Firefox</text:span></text:p>
            </text:list-item>
            <text:list-item>
              <text:p text:style-name="P45"><text:span text:style-name="T4">VLC Media Player</text:span></text:p>
            </text:list-item>
            <text:list-item>
              <text:p text:style-name="P45"><text:span text:style-name="T4">OpenOffice</text:span></text:p>
            </text:list-item>
          </text:list>
        </text:list-item>
      </text:list>
      <text:p text:style-name="P41"/>
      <text:p text:style-name="P2">Verwendete Bibliotheken:</text:p>
      <text:p text:style-name="P10"><text:tab/></text:p>
      <text:list xml:id="list418303119412690366" text:style-name="L1">
        <text:list-item>
          <text:list>
            <text:list-item>
              <text:p text:style-name="P12">Microsoft XNA Framework Redistributable 4.0:</text:p>
              <text:p text:style-name="P13">Framework für C# zur Entwiklung von Spielen in Visual Studio 2010.</text:p>
            </text:list-item>
          </text:list>
        </text:list-item>
      </text:list>
      <text:p text:style-name="P9"/>
      <text:list xml:id="list35440325" text:continue-numbering="true" text:style-name="L1">
        <text:list-item>
          <text:list>
            <text:list-item>
              <text:p text:style-name="P12">NVIDIA Texture Tools for Adobe Photoshop:</text:p>
              <text:p text:style-name="P11">Plugin für Photoshop, welches unter anderem für die Erzeugung von Normal-Maps geeignet ist. Gerade für Texturen mit einer festen Struktur, wie zum Beispiel Steinwände, Böden und Gestein, können durch Kombination mit einer Normal-Map den angedachten Realitätsgrad deutlich steigern ohne dabei eine sonderlich großen grafischen Mehraufwand zu betreiben.</text:p>
            </text:list-item>
          </text:list>
        </text:list-item>
      </text:list>
      <text:p text:style-name="P2"/>
      <text:p text:style-name="P2">Zusätzliche Tools:</text:p>
      <text:p text:style-name="P4"/>
      <text:p text:style-name="P4">Blender:</text:p>
      <text:p text:style-name="P6"/>
      <text:p text:style-name="P4">Gimp:</text:p>
      <text:p text:style-name="P6"/>
      <text:p text:style-name="P8">Paint.Net:</text:p>
      <text:p text:style-name="P25"/>
      <text:p text:style-name="P6"/>
      <text:p text:style-name="P8">Free Studio:</text:p>
      <text:p text:style-name="P6">Sammlung von Programmen zur Bearbeitung und Konvertierung von Audio- und Video-Content.</text:p>
      <text:p text:style-name="P6"/>
      <text:p text:style-name="P4">Audacity:</text:p>
      <text:p text:style-name="P6">Erstellung, Editierung und Verarbeitung </text:p>
      <text:p text:style-name="P6"/>
      <text:p text:style-name="P6"/>
      <text:p text:style-name="P4">Maya:</text:p>
      <text:p text:style-name="P6">Neben Blender das zentrale Objekt- und Charactermodelliersungstool. Des Weiteren werden sämtliche Animation mittles Maya erstellt </text:p>
      <text:p text:style-name="P6"/>
      <text:p text:style-name="P4">Photoshop:</text:p>
      <text:p text:style-name="P6">Zur Erzeugung, Nachbearbeitung und Verbesserungen von Model-Texturen oder anderen Sprite-Elementen. Aber auch für die externe Generierung von Normal-Maps ist Photoshop, unter Verwendung der des zuvor genannten Plugins, geeignet. </text:p>
      <text:p text:style-name="P6"/>
      <text:p text:style-name="P8">Sculptris:</text:p>
      <text:p text:style-name="P6"><text:soft-page-break/>Sculptris kommt nur dann zum Einsatz, wenn das in Blender oder Maya erzeugte Model keine ausreichend gute Qualität aufweist, d.h. wenn das Model für den angedachten Spiel-Zweck nicht schön genug aussieht. Da sich auf diese Weise fast immer automatisch die Komplexität des Models erhöht, sollte Sculptris nur sehr sparsam eingesetzt werden. Nur wenn es absolut nötig ist und <text:s/>bereits alle anderen Möglichkeiten bereits ausgeschöpft sind, eine vergleichbare Qualität bereits im Vorfeld mittels anderen Modellierungstools zu erzielen, sollte dieser Versuch unternommen werden. </text:p>
      <text:p text:style-name="P6"/>
      <text:p text:style-name="P3">Formate:</text:p>
      <text:p text:style-name="P6"/>
      <text:p text:style-name="P6">Modelformate: </text:p>
      <text:p text:style-name="P6"/>
      <text:list xml:id="list3666860644186904493" text:style-name="L2">
        <text:list-item>
          <text:list>
            <text:list-item>
              <text:p text:style-name="P14">.FBX:</text:p>
              <text:p text:style-name="P21">Neben .X das einzige, offizielle Datenformat zur Importirrung von externen Model in XNA. Beim Import von Modellen mit Skelettstruktur und Animationsinformation ist besonders drauf zu achten, dass, die durch XNA vorgeschrieben, maximale Anzahl von 59 Bones bzw. Joints nicht überschritten wird. <text:s/></text:p>
              <text:p text:style-name="P21"/>
            </text:list-item>
            <text:list-item>
              <text:p text:style-name="P16">.OBJ:</text:p>
              <text:p text:style-name="P26">Internes, Austauschformat zwischen den Modellierungstools Blender, Maya und <text:s/>Sculptris, um einen problemlosen Datenaustausch zu garantieren. </text:p>
            </text:list-item>
          </text:list>
        </text:list-item>
      </text:list>
      <text:p text:style-name="P6"/>
      <text:p text:style-name="P6">Bildformate:</text:p>
      <text:p text:style-name="P6"/>
      <text:list xml:id="list3137368730106308818" text:style-name="L7">
        <text:list-item>
          <text:list>
            <text:list-item>
              <text:p text:style-name="P19">.PNG:</text:p>
              <text:p text:style-name="P24">Zentrales Bildformat in welchem die Model-Texturen und Sprits hinterlegt und in XNA importierte werden.</text:p>
            </text:list-item>
          </text:list>
        </text:list-item>
      </text:list>
      <text:p text:style-name="P6"/>
      <text:p text:style-name="P6">Tonformate:</text:p>
      <text:p text:style-name="P6"/>
      <text:list xml:id="list3990507601143190543" text:style-name="L3">
        <text:list-item>
          <text:list>
            <text:list-item>
              <text:p text:style-name="P17">.WAV:</text:p>
              <text:p text:style-name="P27">Zentrales Audioformat für Hintergrundmusik und Effektsounds in XNA.</text:p>
              <text:p text:style-name="P22"/>
            </text:list-item>
          </text:list>
        </text:list-item>
      </text:list>
      <text:p text:style-name="P6"/>
      <text:p text:style-name="P1">Softwarearchitektur:</text:p>
      <text:p text:style-name="P1"/>
      <text:p text:style-name="P7">Klassendiagramm:</text:p>
      <text:p text:style-name="P7"/>
      <text:p text:style-name="P7"/>
      <text:p text:style-name="P1"/>
      <text:p text:style-name="P1"/>
      <text:p text:style-name="P4"/>
      <text:p text:style-name="P6">Design Pattern:</text:p>
      <text:p text:style-name="P6"/>
      <text:list xml:id="list6137228175660859296" text:style-name="L4">
        <text:list-item>
          <text:list>
            <text:list-item>
              <text:p text:style-name="P18">Observer:</text:p>
              <text:p text:style-name="P23">Implementiert durch den ParticleGenerator zur Steuerung und Erzeugung neuer Effekt-Particle ohne dabei immer direkt über alle Particle zu iterieren. Vielmehr bekommt jedes <text:s/>generierte Particle-Element durch den Generator eine eindeutige ID zugewiesen und hält eine Referenz auf diesen. Bei Änderungen aktualisieren das Particle über diese Zuweisung seinen Status und übermittelt diesen an den Generator, welche dann gegebenenfalls weitere Anpassungen vornimmt. Zum Beispiel reported ein gestorbenes Particle an den ParticleGenerator das es nun gelöscht werden kann, welcher dann die <text:soft-page-break/>eigentliche Entfernung vornimmt.</text:p>
              <text:p text:style-name="P23"/>
            </text:list-item>
            <text:list-item>
              <text:p text:style-name="P18">Factory:</text:p>
            </text:list-item>
          </text:list>
        </text:list-item>
      </text:list>
      <text:p text:style-name="P15"/>
      <text:p text:style-name="P1">Technische Mindetsanforderungen:</text:p>
      <text:p text:style-name="Standard"><text:span text:style-name="T2"/></text:p>
      <text:p text:style-name="Standard"><text:span text:style-name="T2"><text:tab/>Eingabegeräte:</text:span></text:p>
      <text:list xml:id="list8821976767617492400" text:style-name="L11">
        <text:list-item>
          <text:p text:style-name="P37"><text:span text:style-name="T2">Maus</text:span></text:p>
        </text:list-item>
        <text:list-item>
          <text:p text:style-name="P37"><text:span text:style-name="T2">Tastatur</text:span></text:p>
        </text:list-item>
      </text:list>
      <text:p text:style-name="Standard"><text:span text:style-name="T2"/></text:p>
      <text:p text:style-name="Standard"><text:span text:style-name="T2"><text:tab/>Desktop/Laptop:</text:span></text:p>
      <text:list xml:id="list8272217331660256330" text:style-name="L5">
        <text:list-item>
          <text:list>
            <text:list-item>
              <text:p text:style-name="P34"><text:span text:style-name="T6">Prozessor:</text:span></text:p>
              <text:p text:style-name="P38"><text:span text:style-name="T2">Intel Core i5 <text:s/>M460 2,53GHz oder Vergleichbares </text:span></text:p>
            </text:list-item>
            <text:list-item>
              <text:p text:style-name="P40"><text:span text:style-name="T2">Grafikkarte:</text:span></text:p>
              <text:p text:style-name="P38"><text:span text:style-name="T2">ATI Mobility Redeon HD 5400 Series oder Vergleichbares </text:span></text:p>
            </text:list-item>
            <text:list-item>
              <text:p text:style-name="P39"><text:span text:style-name="T3">Arbeitsspeicher:</text:span></text:p>
              <text:p text:style-name="P38"><text:span text:style-name="T2">4 GB </text:span></text:p>
            </text:list-item>
            <text:list-item>
              <text:p text:style-name="P40"><text:span text:style-name="T2">Betriebsystem:</text:span></text:p>
              <text:p text:style-name="P42"><text:span text:style-name="T5">Windows 7 oder höher </text:span></text:p>
            </text:list-item>
          </text:list>
        </text:list-item>
      </text:list>
      <text:p text:style-name="P36"/>
      <text:p text:style-name="P1">Projektmanagement:</text:p>
      <text:p text:style-name="P5"/>
      <text:list xml:id="list5171881877369694079" text:style-name="L10">
        <text:list-item>
          <text:list>
            <text:list-item>
              <text:p text:style-name="P33">Wöchentliche Treffen:</text:p>
              <text:p text:style-name="P33">Abgleich des derzeitigen Projektfortschrittes und direkte, detaillierte Absprache zukünftiger Arbeistpakte und Verantwortungen sowie des gemeinschaftliches Arbeiten und Programmieren. <text:s/></text:p>
            </text:list-item>
          </text:list>
        </text:list-item>
      </text:list>
      <text:p text:style-name="P7"><text:tab/><text:tab/></text:p>
      <text:list xml:id="list5215097742911076923" text:style-name="L9">
        <text:list-item>
          <text:list>
            <text:list-item>
              <text:p text:style-name="P32">Skype:</text:p>
              <text:p text:style-name="P32">Zur Kommunikation zwischen den Treffen, der Absprache von Terminen und der Klärung von kurzfristigen Problemstellungen und Lösungen. <text:s/></text:p>
            </text:list-item>
          </text:list>
        </text:list-item>
      </text:list>
      <text:p text:style-name="P7"><text:tab/></text:p>
      <text:list xml:id="list8429529521134261737" text:style-name="L8">
        <text:list-item>
          <text:list>
            <text:list-item>
              <text:p text:style-name="P31">GitHub:</text:p>
              <text:p text:style-name="P31">Zur Versionierung und zum Austausch.</text:p>
              <text:p text:style-name="P31"/>
            </text:list-item>
            <text:list-item>
              <text:p text:style-name="P31">Redmine:</text:p>
              <text:p text:style-name="P31">Zur Aufgabenverteilung, Meilensteinkommunikation und Planung von Arbeistpakten.</text:p>
            </text:list-item>
          </text:list>
        </text:list-item>
      </text:list>
      <text:p text:style-name="P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Default" style:family="paragraph" style:parent-style-name="Standard">
      <style:paragraph-properties fo:text-align="start" style:justify-single-word="false" style:text-autospace="none"/>
      <style:text-properties fo:color="#000000" style:font-name="Calibri" fo:font-size="12pt" style:font-name-asian="Calibri" style:font-size-asian="12pt" style:font-name-complex="Calibri" style:font-size-complex="12pt"/>
    </style:style>
    <style:style style:name="Bullet_20_Symbols" style:display-name="Bullet Symbols" style:family="text">
      <style:text-properties style:font-name="Times New Roman" fo:font-size="14pt" style:font-name-asian="OpenSymbol" style:font-size-asian="14pt" style:font-name-complex="OpenSymbol" style:font-size-complex="1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4T10:26:18.86</meta:creation-date>
    <dc:date>2015-05-14T15:26:46.52</dc:date>
    <meta:editing-duration>PT3H31M3S</meta:editing-duration>
    <meta:editing-cycles>63</meta:editing-cycles>
    <meta:generator>OpenOffice.org/3.4.1$Win32 OpenOffice.org_project/341m1$Build-9593</meta:generator>
    <meta:document-statistic meta:table-count="0" meta:image-count="0" meta:object-count="0" meta:page-count="3" meta:paragraph-count="71" meta:word-count="532" meta:character-count="3954"/>
  </office:meta>
</office:document-meta>
</file>